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font-weight="bold" officeooo:rsid="000d65f5" officeooo:paragraph-rsid="000d65f5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d65f5" officeooo:paragraph-rsid="000d65f5" style:font-size-asian="10.5pt" style:font-size-complex="12pt"/>
    </style:style>
    <style:style style:name="P3" style:family="paragraph" style:parent-style-name="Heading_20_3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text-properties fo:font-weight="bold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text-properties fo:font-weight="bold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fo:font-weight="bold"/>
    </style:style>
    <style:style style:name="P11" style:family="paragraph" style:parent-style-name="Text_20_body" style:list-style-name="L5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sión Binario a Decimal </text:p>
      <text:p text:style-name="P2"/>
      <text:p text:style-name="Text_20_body"><text:span text:style-name="T1">Número de partida (Float de 32 bits):</text:span> <text:span text:style-name="Source_20_Text"><text:span text:style-name="T1">1 10000101 00111011000000000000000</text:span></text:span></text:p>
      <text:p text:style-name="Horizontal_20_Line"/>
      <text:h text:style-name="P3" text:outline-level="3">Paso 1: Identificar los Componentes</text:h>
      <text:p text:style-name="Text_20_body">Primero, separamos la cadena de 32 bits en sus tres partes según el estándar IEEE 754.</text:p>
      <text:list text:style-name="L1">
        <text:list-item>
          <text:p text:style-name="P4"><text:span text:style-name="T1">Signo (primer bit):</text:span> <text:span text:style-name="Source_20_Text">1</text:span></text:p>
        </text:list-item>
        <text:list-item>
          <text:p text:style-name="P4"><text:span text:style-name="T1">Exponente (siguientes 8 bits):</text:span> <text:span text:style-name="Source_20_Text">10000101</text:span></text:p>
        </text:list-item>
        <text:list-item>
          <text:p text:style-name="P4"><text:span text:style-name="T1">Mantisa (últimos 23 bits):</text:span> <text:span text:style-name="Source_20_Text">00111011000000000000000</text:span></text:p>
        </text:list-item>
      </text:list>
      <text:p text:style-name="Horizontal_20_Line"/>
      <text:h text:style-name="P3" text:outline-level="3">Paso 2: Calcular el Exponente Real</text:h>
      <text:p text:style-name="Text_20_body">El exponente guardado (<text:span text:style-name="Source_20_Text">10000101</text:span>) tiene un "sesgo" o "desplazamiento" de 127 que debemos eliminar para encontrar el exponente real.</text:p>
      <text:list text:style-name="L2">
        <text:list-item>
          <text:p text:style-name="P5">Convertir el exponente a decimal:</text:p>
          <text:list>
            <text:list-item>
              <text:p text:style-name="P6">Usando la tabla de potencias de 2 (<text:span text:style-name="Source_20_Text">128, 64, 32, 16, 8, 4, 2, 1</text:span>):</text:p>
            </text:list-item>
            <text:list-item>
              <text:p text:style-name="P6"><text:span text:style-name="Source_20_Text">10000101</text:span> = <text:span text:style-name="Source_20_Text">128 + 4 + 1</text:span> = <text:span text:style-name="T1">133</text:span>.</text:p>
            </text:list-item>
          </text:list>
        </text:list-item>
        <text:list-item>
          <text:p text:style-name="P5">Restar el sesgo (127):</text:p>
          <text:list>
            <text:list-item>
              <text:p text:style-name="P6"><text:span text:style-name="Source_20_Text">133 - 127</text:span> = <text:span text:style-name="T1">6</text:span>.</text:p>
            </text:list-item>
            <text:list-item>
              <text:p text:style-name="P6">Este número, <text:span text:style-name="T1">6</text:span>, es el número de "saltos" que se dieron al normalizar el número original.</text:p>
            </text:list-item>
          </text:list>
        </text:list-item>
      </text:list>
      <text:p text:style-name="Horizontal_20_Line"/>
      <text:h text:style-name="P3" text:outline-level="3">Paso 3: Reconstruir el Número Binario</text:h>
      <text:p text:style-name="Text_20_body">Ahora, reconstruimos el número binario en su forma de "punto flotante" usando la mantisa.</text:p>
      <text:list text:style-name="L3">
        <text:list-item>
          <text:p text:style-name="P7">Añadir el "bit implícito":</text:p>
          <text:list>
            <text:list-item>
              <text:p text:style-name="P8">Recordemos que al crear la mantisa, se quitó un <text:span text:style-name="Source_20_Text">1.</text:span> al principio. Ahora lo devolvemos.</text:p>
            </text:list-item>
            <text:list-item>
              <text:p text:style-name="P8">Tomamos la mantisa: <text:span text:style-name="Source_20_Text">00111011...</text:span></text:p>
            </text:list-item>
            <text:list-item>
              <text:p text:style-name="P8">Añadimos el <text:span text:style-name="Source_20_Text">1.</text:span> al inicio: <text:span text:style-name="Source_20_Text">1.00111011</text:span></text:p>
            </text:list-item>
          </text:list>
        </text:list-item>
        <text:list-item>
          <text:p text:style-name="P7">Aplicar el exponente (des-normalizar):</text:p>
          <text:list>
            <text:list-item>
              <text:p text:style-name="P8">El exponente que calculamos fue <text:span text:style-name="T1">6</text:span>. Esto significa que debemos mover la coma decimal <text:span text:style-name="T1">6 posiciones hacia la derecha</text:span> para devolver el número a su forma original.</text:p>
            </text:list-item>
            <text:list-item>
              <text:p text:style-name="P8"><text:soft-page-break/><text:span text:style-name="Source_20_Text">1.00111011</text:span> -&gt; <text:span text:style-name="Source_20_Text">1001110.11</text:span></text:p>
            </text:list-item>
          </text:list>
        </text:list-item>
      </text:list>
      <text:p text:style-name="Horizontal_20_Line"/>
      <text:h text:style-name="P3" text:outline-level="3">Paso 4: Convertir el Binario a Decimal</text:h>
      <text:p text:style-name="Text_20_body">Convertimos el número binario que acabamos de reconstruir (<text:span text:style-name="Source_20_Text">1001110.11</text:span>) a decimal, trabajando con la parte entera y la fraccionaria por separado.</text:p>
      <text:list text:style-name="L4">
        <text:list-item>
          <text:p text:style-name="P9"><text:span text:style-name="T1">Parte Entera (</text:span><text:span text:style-name="Source_20_Text"><text:span text:style-name="T1">1001110</text:span></text:span><text:span text:style-name="T1">):</text:span></text:p>
          <text:list>
            <text:list-item>
              <text:p text:style-name="P9">Usando la tabla (<text:span text:style-name="Source_20_Text">64, 32, 16, 8, 4, 2, 1</text:span>):</text:p>
            </text:list-item>
            <text:list-item>
              <text:p text:style-name="P9"><text:span text:style-name="Source_20_Text">64 + 8 + 4 + 2</text:span> = <text:span text:style-name="T1">78</text:span>.</text:p>
            </text:list-item>
          </text:list>
        </text:list-item>
        <text:list-item>
          <text:p text:style-name="P9"><text:span text:style-name="T1">Parte Decimal (</text:span><text:span text:style-name="Source_20_Text"><text:span text:style-name="T1">.11</text:span></text:span><text:span text:style-name="T1">):</text:span></text:p>
          <text:list>
            <text:list-item>
              <text:p text:style-name="P9">Usando la tabla de decimales (<text:span text:style-name="Source_20_Text">0.5, 0.25</text:span>...):</text:p>
            </text:list-item>
            <text:list-item>
              <text:p text:style-name="P9"><text:span text:style-name="Source_20_Text">0.5 + 0.25</text:span> = <text:span text:style-name="T1">0.75</text:span>.</text:p>
            </text:list-item>
          </text:list>
        </text:list-item>
        <text:list-item>
          <text:p text:style-name="P10">Unir ambas partes:</text:p>
          <text:list>
            <text:list-item>
              <text:p text:style-name="P9"><text:span text:style-name="Source_20_Text">78 + 0.75</text:span> = <text:span text:style-name="T1">78.75</text:span>.</text:p>
            </text:list-item>
          </text:list>
        </text:list-item>
      </text:list>
      <text:p text:style-name="Horizontal_20_Line"/>
      <text:h text:style-name="P3" text:outline-level="3">Paso 5: Aplicar el Signo</text:h>
      <text:p text:style-name="Text_20_body">Finalmente, tomamos el bit de signo que identificamos en el primer paso y lo aplicamos al número.</text:p>
      <text:list text:style-name="L5">
        <text:list-item>
          <text:p text:style-name="P11">El bit de signo era <text:span text:style-name="T1">1</text:span>, lo que significa que el número es <text:span text:style-name="T1">negativo</text:span>.</text:p>
        </text:list-item>
      </text:list>
      <text:p text:style-name="Text_20_body"><text:span text:style-name="T1">Resultado Final:</text:span> <text:span text:style-name="T1">-78.7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8:24:53.300999500</meta:creation-date>
    <dc:date>2025-09-28T18:27:23.246993600</dc:date>
    <meta:editing-duration>PT2M30S</meta:editing-duration>
    <meta:editing-cycles>1</meta:editing-cycles>
    <meta:document-statistic meta:table-count="0" meta:image-count="0" meta:object-count="0" meta:page-count="2" meta:paragraph-count="38" meta:word-count="348" meta:character-count="1896" meta:non-whitespace-character-count="1610"/>
    <meta:generator>LibreOffice/25.8.1.1$Windows_X86_64 LibreOffice_project/54047653041915e595ad4e45cccea684809c77b5</meta:generator>
  </office:meta>
</office:document-meta>
</file>